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212cm"/>
    </style:style>
    <style:style style:name="P2" style:family="paragraph" style:parent-style-name="Text_20_body" style:list-style-name="L1">
      <style:paragraph-properties fo:margin-top="0cm" fo:margin-bottom="0.212cm"/>
      <style:text-properties style:font-name="Times New Roman1" fo:font-weight="normal"/>
    </style:style>
    <style:style style:name="P3" style:family="paragraph" style:parent-style-name="Text_20_body" style:list-style-name="L2">
      <style:paragraph-properties fo:margin-top="0cm" fo:margin-bottom="0.212cm"/>
    </style:style>
    <style:style style:name="P4" style:family="paragraph" style:parent-style-name="Text_20_body" style:list-style-name="L2">
      <style:paragraph-properties fo:margin-top="0cm" fo:margin-bottom="0.212cm"/>
      <style:text-properties style:use-window-font-color="true" fo:font-size="12pt" fo:language="zxx" fo:country="none" style:font-size-asian="12pt" style:font-size-complex="12pt"/>
    </style:style>
    <style:style style:name="T1" style:family="text">
      <style:text-properties style:font-name="Times New Roman1" fo:font-weight="normal"/>
    </style:style>
    <style:style style:name="T2" style:family="text">
      <style:text-properties style:use-window-font-color="true" fo:font-size="12pt" fo:language="zxx" fo:country="none" style:font-size-asian="12pt" style:font-size-complex="12pt"/>
    </style:style>
    <style:style style:name="T3" style:family="text">
      <style:text-properties style:use-window-font-color="true" fo:font-size="12pt" fo:language="none" fo:country="none" style:font-size-asian="12pt" style:font-size-complex="12pt"/>
    </style:style>
    <style:style style:name="T4" style:family="text">
      <style:text-properties fo:color="#008000" fo:font-size="12pt" fo:language="none" fo:country="none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ciones para instalar las bibliotecas complementarias que utiliza Space Invaders</text:h>
      <text:p text:style-name="Standard"/>
      <text:p text:style-name="Standard">Existe un documento adicional a este denominado instruccionesInstalacionVS.docx en el que se explica dónde conseguir la versión del MS VStudio Express desde la web de descargas de Microsoft o bien desde la web corporativa del ASIC en la UPV. Así mismo indica cómo descargar las utilidades de opengl y cómo instalarlas en los directorios de biblioteca tanto del VC como de las carpetas de bibliotecas Windows.</text:p>
      <text:p text:style-name="Standard"/>
      <text:h text:style-name="Heading_20_2" text:outline-level="2">Instalación de las bibliotecas para la gestión del Wiimote</text:h>
      <text:p text:style-name="Text_20_body">En la carpeta lib del código fuente del Space Invaders se encuentran dos ficheros denominados wiiuse.dll y wiiuse.lib.</text:p>
      <text:list xml:id="list5848509280976867461" text:style-name="L1">
        <text:list-item>
          <text:p text:style-name="P1">Mueve el fichero wiiuse.dll a un directorio que tengas declarado en tu PATH (por ejemplo, c:\windows\system32 <text:span text:style-name="T1">en un operativo de 32 bits, o </text:span>c:\windows\syswow64 <text:span text:style-name="T1">en uno de 64 bits).</text:span> </text:p>
        </text:list-item>
        <text:list-item>
          <text:p text:style-name="P1">Mueve el fichero wiiuse.lib al directorio C:\..\Microsoft Visual Studio ...\VC\lib<text:span text:style-name="T1">.</text:span></text:p>
        </text:list-item>
        <text:list-item>
          <text:p text:style-name="P2">Las cabeceras y programas de uso se encuentran en SI 2011\API\InOut</text:p>
        </text:list-item>
      </text:list>
      <text:p text:style-name="Text_20_body">En cualquier caso, los últimos fuentes y versiones de la biblioteca se pueden encontrar actualmente en http://wiic.sourceforge.net/</text:p>
      <text:h text:style-name="Heading_20_2" text:outline-level="2">Instalación de las bibliotecas OpenNI para la gestión de kinect</text:h>
      <text:p text:style-name="Text_20_body">La web oficial de este API está en <text:a xlink:type="simple" xlink:href="http://www.openni.org/">http://www.openni.org/</text:a> aunque también existe un repositorio en <text:s/><text:a xlink:type="simple" xlink:href="https://github.com/OpenNI">https://github.com/OpenNI</text:a>. Bajarse el API completo desde <text:a xlink:type="simple" xlink:href="http://www.openni.org/">http://www.openni.org/</text:a> e instalarlo en alguna carpeta denominada OpenNI. El documento <text:span text:style-name="T1">SI 2011\Documentación\</text:span>Uso de kinect en SI.pdf aclara la forma en la que se puede gestionar kinect desde SI empleando el API OpenNI de la casa PrimeSense.</text:p>
      <text:p text:style-name="Text_20_body">En el SI aparecen dos ficheros: Kinect.cpp y Kinect.h que se encargan de realizar las funciones de gestión de la Kinect. Se realizaron con una versión anterior a la actualmente disponible por lo que las cabeceras XnV*.h no están ya disponibles y esta funcionalidad no está operativa, de momento, hasta que se realice la actualización.</text:p>
      <text:p text:style-name="Text_20_body"><text:span text:style-name="T2">Por lo tanto, de momento, no activar esta funcionalidad en el código. Es decir, comentar la directiva </text:span><text:span text:style-name="T3">#define USE_KINECT</text:span><text:span text:style-name="T2"> de la cabecera Kinect.h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57:13.30</meta:creation-date>
    <dc:date>2012-11-20T17:05:49.63</dc:date>
    <meta:editing-duration>PT6H3M42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318" meta:character-count="2073"/>
  </office:meta>
</office:document-meta>
</file>